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5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0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3 Kommentare 32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79</text:p>
          </table:table-cell>
          <table:table-cell table:number-columns-repeated="6"/>
        </table:table-row>
        <table:table-row table:style-name="ro1">
          <table:table-cell table:formula="of:=SUM([.A50:.A100000])" office:value-type="float" office:value="79" calcext:value-type="float">
            <text:p>79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rtin Rutter · Abonn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 Dezember 2020 um 18:5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hrlichster Apfelmus der Welt hat Corona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PLANdemie Test ist SEHR vertrauenswürd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#APFELMUS hat CORONA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ehr unter den offenen Gruppen von CoronaWIDERSTAND.org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7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ch Frag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chre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Mörth Blablabla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chre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Mört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Gra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ist mit Himbeermarmelad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An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öchte nicht wissen, wie viele Vollidioten nun den armen Apfelmus einer Testung aussetzen bev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 ihn e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Wenzel-Bra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bekannt ! Deswegen soll man vor dem Test auch mindestens eine halbe Stunde nicht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gessen haben ! Organisches Material reagiert oft positiv 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Bera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Wenzel-Braun achso warum.funktioniert das bei Coca Cola auch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Wenzel-Bra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Beranek -warum das passiert weiß ich nicht. Ist mir auch vollkommen egal. Tatsa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t, dass dieser Test Käse ist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Sause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ist aber grad das die lösung... die dinger sind alle in unseren Lebensmittel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vielleicht auch im Wasser (Grundwasser) usw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na Ho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 zoagt Lei, dass da jemand zu blöd is, die verpackungsbeilage und Anleitung zu le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 K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blamiert sich halt so gut er kan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Gra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harmlos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lef Silber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Zufallsprinzip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liese Ho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t.me/oliverjan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iver Janich öffent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.m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ian Pr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marie Prof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Gr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BLÖD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 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 mein Apfelsaft/apfelmus is a Fälsch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 corona negati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König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brina Zmug ..nicht nur C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Pirringer-Hnu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u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Müller iatz woas i wia des funktionier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ÖRDERMUS!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Ho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Li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Lii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mara Holzer die welt steht nerma 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Pla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ti Rutti Rutti.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msch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vin-Selma Sisic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vin-Selma Si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mschit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 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Urschitz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Stau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Eg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Stau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 siegt man wieda wie vertrauenswürdig de tests s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i Ko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rim Gerekl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rim Gerekl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4406743249350547&amp;id=39140707088420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Qu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bille Ursprun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T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Nauschneg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Maria Pleß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e Drag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ise Dra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Maria Pleßnitz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Maria Pleß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gst holt dein mann falls er die Quarantäne verlängern will do gibs an guten tipp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Groi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diesem Video sieht man leider kein eindeutig positives Ergebnis. Für ein positives Ergebnis mü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ide Buchstaben C und T einen Streifen bilden. C muss immer einen Streifen bilden. Vielleicht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paar Mal testen und schaun was passiert. Wie z.B. hier wird ein Saft oder Eistee getestet. Ein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 und einmal ungültig https://youtu.be/bDVXob7TKG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 Schnelltest positiv auf Sa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ke Rewol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daran sieht man, dass Sie scheinbar keine Ahnung haben und nur Müll posten. Und sow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f schreiben und sprechen. Unglaub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aa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schon schlimm wenn jemand so einen Mist verbreitet, aber noch schlimmer ist es, das 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nur macht weil er des Lebens nicht mächtig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Wi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wenn man sich ein bisl auskennt weiß man das so ein Test nur positive Aussagekraft hat we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de!!! Linien zu sehen sind. Eigentlich ganz einfach, wie beim Schwangerschafts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n Test kannst also beruhigt in die Tonne werfen, das Apfelmus beruhigt essen...das Apfelm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nicht posi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ris Kalkbr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aber schon seit Frühjahr längst klar das diese Idiotentest reiner Müll sind und absolu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dverschwendung übelster sorte, Dr. P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ollte uns ein afrikanischer Staatschef, schon im Frühling, anhand einer pos.getestetenP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aya,vermitteln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y M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ändert leider nichts an das was auf uns zukomm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etr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ättest in der Schule in Chemie besser aufpassen soll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ow G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wurde dieses Video gelösch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Droz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lly Nero Coronatest ist nur teuer, mir fehlen die Worte!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Kar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lt nicht nur für Cola sondern auch für andere säurehaltige Lebensmittel. Außerdem ists sch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rig, wenn der Herr Rutter nichtmal in der Lage ist, den Test richtig abzulesen. Meiner Mei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ein bisschen zuviel Meinung, für so wenig Ahnung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die ganzen Schlaufüchse hier. Inklusive dem größten geistigen Nackerpatzl von Kärnten - 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Gefährlichster Apfelmus der Welt hat Corona!!!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Ulvin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Karnberger Dem kann ich nur zustimmen. Einen Test muss man auch korrekt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immungsgemäß anwenden. Ihn absichtlich falsch anzuwenden, ihn mit Säure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stören und über die eigene sinnlose Aktion sich zu freuen ist keine großartige geist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stung. Es ist einfach nur dum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Hirsch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aber Hallo!,müsste es jetzt nicht eine Rückruf Aktion von Hersteller des Apfelmus geben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Apfelmus, ihr Weichbirnen! Wir sind nicht in Merkelhaus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uchs Dann muss ich dich auch berichtigen. Man schreibt Apfelmu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Aigner danke, man lernt nie a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0158069407717198&amp;id=9085657197&amp;fs=60&amp;focus_composer=0&amp;m_entstre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7" calcext:value-type="float">
            <text:p>7</text:p>
          </table:table-cell>
          <table:table-cell table:style-name="ce7" table:formula="of:=COUNTIF([.D$1:.D$1048576];&quot;X&quot;)" office:value-type="float" office:value="14" calcext:value-type="float">
            <text:p>14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32" calcext:value-type="float">
            <text:p>32</text:p>
          </table:table-cell>
          <table:table-cell table:formula="of:=COUNTIF([.G$1:.G$1048576];&quot;X&quot;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809];[.D809];[.F809])"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7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0:05:30.67271311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0:23:40.280323047</dc:date>
    <meta:editing-duration>PT1M39S</meta:editing-duration>
    <meta:editing-cycles>2</meta:editing-cycles>
    <meta:document-statistic meta:table-count="1" meta:cell-count="530" meta:object-count="0"/>
  </office:meta>
</office:document-meta>
</file>